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a981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a981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فُرْقَان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586_982123638"/><text:span text:style-name="T2">تَبَـٰرَكَ </text:span><text:span text:style-name="T5">۰ﻟ﮲</text:span><text:span text:style-name="T2"> نَزَّلَ </text:span><text:span text:style-name="T5">۰</text:span><text:span text:style-name="T2">لْفُرْقَانَ عَلَيٰ عَبْدِهِ” لِيَكُونَ لِلْعَـٰلَمِينَ نَذِيراٗؐ </text:span><text:span text:style-name="T3">(1)</text:span><text:span text:style-name="T2"> </text:span><text:span text:style-name="T5">۱ﻟ﮲</text:span><text:span text:style-name="T2"> لَهُ„ مُلْــكُ </text:span><text:span text:style-name="T5">۴</text:span><text:span text:style-name="T2">لسَّمَـٰوَ؛تِ وَالاَرْضِ وَلَمْ يَتَّخِذْ وَلَداً وَلَمْ يَكُــن لَّهُ„ شَرۣيــكٌ فِى </text:span><text:span text:style-name="T5">۱</text:span><text:span text:style-name="T2">لْمُلْكِؐ وَخَلَــقَ كُــلَّ شَيْءٍ فَقَدَّرَهُ„ تَقْدِيراًؐ </text:span><text:span text:style-name="T3">(2)</text:span><text:span text:style-name="T2"> وَاتَّخَذُواْ مِن دُونِهِ“ ءَالِهَةً لاَّ يَخْلُقُونَ شَيْــٔاً وَهُمْ يُخْلَقُونَ وَلاَ يَمْلِكُونَ لَأِنفُسِهِمْ ضَرّاً وَلاَ نَفْعاً وَلاَ يَمْلِكُونَ مَوْتاً وَلاَ حَيَوٰةً وَلاَ نُشُوراًؐ </text:span><text:span text:style-name="T3">(3)</text:span><text:span text:style-name="T2"> وَقَالَ </text:span><text:span text:style-name="T5">۰</text:span><text:span text:style-name="T2">لذِيــنَ كَفَرُوٓاْ إِنْ هَـٰذَآ إِلٓاَّ إِفْــك٘ 'فْتَرۭيٰهُ وَأَعَانَهُ„ عَلَيْهِ قَوْم٘ —اخَرُونَؐ فَقَدْ جَآءُو ظُلْماً وَزُوراً </text:span><text:span text:style-name="T3">(4)</text:span><text:span text:style-name="T2"> وَقَالُوٓاْ أَسَـٰطِيرُ </text:span><text:span text:style-name="T5">۴</text:span><text:span text:style-name="T2">لاَوَّلِيــنَ "كْتَتَبَهَا فَهِيَ تُمْلۭيٰ عَلَيْهِ بُكْرَةً وَأَصِيلًؐا </text:span><text:span text:style-name="T3">(5)</text:span><text:span text:style-name="T2"> قُلَ اَنزَلَهُ </text:span><text:span text:style-name="T5">۴ﻟ﮲</text:span><text:span text:style-name="T2"> يَعْلَمُ </text:span><text:span text:style-name="T5">۴</text:span><text:span text:style-name="T2">لسِّرَّ فِى </text:span><text:span text:style-name="T5">۱</text:span><text:span text:style-name="T2">لسَّمَـٰوَ؛تِ وَالاَرْضِؐ إِنَّهُ„ كَانَ غَفُوراً رَّحِيماًؐ </text:span><text:span text:style-name="T3">(6)</text:span><text:span text:style-name="T2"> وَقَالُواْ مَالِ هَـٰذَا </text:span><text:span text:style-name="T5">۰</text:span><text:span text:style-name="T2">لرَّسُولِ يَاكُــلُ </text:span><text:span text:style-name="T5">۴</text:span><text:span text:style-name="T2">لطَّعَامَ وَيَمْشِى فِى </text:span><text:span text:style-name="T5">۱</text:span><text:span text:style-name="T2">لاَسْوَاقِ لَوْلآَ ٱُنزۣلَ إِلَيْهِ مَلَــكٌ فَيَكُونَ مَعَهُ„ نَذِيراٗ </text:span><text:span text:style-name="T3">(7)</text:span><text:span text:style-name="T2"> اَوْ يُلْقۭيٰٓ إِلَيْهِ كَنز٘ اَوْ تَكُونُ لَهُ„ جَنَّةٌ يَاكُلُ مِنْهَاؐ وَقَالَ </text:span><text:span text:style-name="T5">۰</text:span><text:span text:style-name="T2">لظَّـٰلِمُونَ إِن تَتَّبِعُونَ إِلاَّ رَجُلًا مَّسْحُوراٗؐ </text:span><text:span text:style-name="T3">(8)</text:span><text:span text:style-name="T2"> </text:span><text:span text:style-name="T5">۶</text:span><text:span text:style-name="T2">نظُرْ كَيْفَ ضَرَبُواْ لَــكَ </text:span><text:span text:style-name="T5">۰</text:span><text:span text:style-name="T2">لاَمْثَـٰلَ فَضَلُّواْ فَلاَ يَسْتَطِيعُونَ سَبِيلًؐا </text:span><text:span text:style-name="T3">(9)</text:span><text:span text:style-name="T2"> ® تَبَـٰرَكككَ </text:span><text:span text:style-name="T5">۰ﻟ</text:span><text:span text:style-name="T2">ـذِىٓ إِن شَآءَ جَعَــلَ لَكَ خَيْراً مِّــن ذَ؛لِكَ جَنَّـٰتٍ تَجْرۣى مِــن تَحْتِهَا </text:span><text:span text:style-name="T5">۰</text:span><text:span text:style-name="T2">لاَنْهَـٰرُ وَيَجْعَل لَّكَ قُصُوراٚؐ </text:span><text:span text:style-name="T3">(10)</text:span><text:span text:style-name="T2"> بَــلْ كَذَّبُواْ بِالسَّاعَةِؐ وَأَعْتَدْنَا لِمَــن كَذَّبَ بِالسَّاعَةِ سَعِيراٗ </text:span><text:span text:style-name="T3">(11)</text:span><text:span text:style-name="T2"> اِذَا رَأَتْهُم مِّــن مَّكَانٙ بَعِيدٍ سَمِعُواْ لَهَا تَغَيُّظاً وَزَفِيراًؐ </text:span><text:span text:style-name="T3">(12)</text:span><text:span text:style-name="T2"> وَإِذَآ ٱُلْقُواْ مِنْهَا مَكَاناً ضَيِّقاً مُّقَرَّنِينَ دَعَوْاْ هُنَالِــكَ ثُبُوراًؐ </text:span><text:span text:style-name="T3">(13)</text:span><text:span text:style-name="T2"> لاَّ تَدْعُواْ </text:span><text:span text:style-name="T5">۴</text:span><text:span text:style-name="T2">لْيَوْمَ ثُبُوراً وَ؛حِداً </text:span><text:soft-page-break/><text:span text:style-name="T2">وَادْعُواْ ثُبُوراً كَثِيراًؐ </text:span><text:span text:style-name="T3">(14)</text:span><text:span text:style-name="T2"> قُلَ اَذَ؛لِــكَ خَيْر٘ اَمْ جَنَّةُ </text:span><text:span text:style-name="T5">۴</text:span><text:span text:style-name="T2">لْخُلْدِ </text:span><text:span text:style-name="T5">۱</text:span><text:span text:style-name="T2">لتِى وُعِدَ </text:span><text:span text:style-name="T5">۰</text:span><text:span text:style-name="T2">لْمُتَّقُونَؐ كَانَتْ لَهُمْ جَزَآءً وَمَصِيراًؐ </text:span><text:span text:style-name="T3">(15)</text:span><text:span text:style-name="T2"> لَّهُمْ فِيهَا مَا يَشَآءُونَ خَـٰلِدِيــنَؐ كَانَ عَلَيٰ رَبِّــكَ وَعْداً مَّسْـُٔولًؐا </text:span><text:span text:style-name="T3">(16)</text:span><text:span text:style-name="T2"> وَيَوْمَ نَحْشُرُهُمْ وَمَا يَعْبُدُونَ مِن دُونِ </text:span><text:span text:style-name="T5">۱</text:span><text:span text:style-name="T2">للَّهِ فَيَقُولُ ءَآنتُمُ; أَضْلَلْتُمْ عِبَادِى هَـٰٓؤُلآَءِ اَ۬مْ هُمْ ضَلُّواْ </text:span><text:span text:style-name="T5">۴</text:span><text:span text:style-name="T2">لسَّبِيــلَؐ </text:span><text:span text:style-name="T3">(17)</text:span><text:span text:style-name="T2"> قَالُواْ سُبْحَـٰنَــكَ مَا كَانَ يَنۢبَغِى لَنَآ أَن نَّتَّخِذَ مِن دُونِــكَ مِنَ اَوْلِيَآءَؐ وَچَكِــن مَّتَّعْتَهُمْ وَءَابَآءَهُمْ حَتَّــيٰ نَسُواْ </text:span><text:span text:style-name="T5">۴</text:span><text:span text:style-name="T2">لذِّكْرَ وَكَانُواْ قَوْماَۢ بُوراًؐ </text:span><text:span text:style-name="T3">(18)</text:span><text:span text:style-name="T2"> فَقَدْ كَذَّبُوكُم بِمَا تَقُولُونَ فَمَا يَسْتَطِيعُونَ صَرْفاً وَلاَ نَصْراًؐ وَمَـنْ يَّظْلِم مِّنكُمْ نُذِقْهُ عَذَاباً كَبِيراًؐ </text:span><text:span text:style-name="T3">(19)</text:span><text:span text:style-name="T2"> وَمَآ أَرْسَلْنَا قَبْلَــكَ مِــنَ </text:span><text:span text:style-name="T5">۰</text:span><text:span text:style-name="T2">لْمُرْسَلِينَ إِلٓاَّ إِنَّهُمْ لَيَاكُلُونَ </text:span><text:span text:style-name="T5">۰</text:span><text:span text:style-name="T2">لطَّعَامَ وَيَمْشُونَ فِى </text:span><text:span text:style-name="T5">۱</text:span><text:span text:style-name="T2">لاَسْوَاقِؐ وَجَعَلْنَا بَعْضَكُمْ لِبَعْضٍ فِتْنَةٗؐ اَتَصْبِرُونَؐ وَكَانَ رَبُّــكَ بَصِيراًؐ </text:span><text:span text:style-name="T3">(20)</text:span><text:span text:style-name="T2"> ¤ وَقَالَ </text:span><text:span text:style-name="T5">۰</text:span><text:span text:style-name="T2">لذِينَ لاَ يَرْجُونَ لِقَآءَنَا لَوْلآَ ٱُنزۣلَ عَلَيْنَا </text:span><text:span text:style-name="T5">۰</text:span><text:span text:style-name="T2">لْمَلَئِكَةُ أَوْ نَرۭيٰ رَبَّنَاؐ لَقَدِ 'سْتَكْبَرُواْ فِىٓ أَنفُسِهِمْ وَعَتَوْ عُتُوّاً كَبِيراًؐ </text:span><text:span text:style-name="T3">(21)</text:span><text:span text:style-name="T2"> يَوْمَ يَرَوْنَ </text:span><text:span text:style-name="T5">۰</text:span><text:span text:style-name="T2">لْمَلَئِكَةَ لاَ بُشْرۭيٰ يَوْمَئِذٍ ڤِّڤْمُجْرۣمِينَؐ وَيَقُولُونَ حِجْراًؐ مَّحْجُوراًؐ </text:span><text:span text:style-name="T3">(22)</text:span><text:span text:style-name="T2"> وَقَدِمْنَآ إِلَــيٰ مَا عَمِلُواْ مِــنْ عَمَــلٍ فَجَعَلْنَـٰهُ هَبَآءً مَّنثُوراٗؐ </text:span><text:span text:style-name="T3">(23)</text:span><text:span text:style-name="T2"> اَصْحَـٰبُ </text:span><text:span text:style-name="T5">۴</text:span><text:span text:style-name="T2">لْجَنَّةِ يَوْمَئِذٖ خَيْرٌ مُّسْتَقَرّاً وَأَحْسَــنُ مَقِيلًؐا </text:span><text:span text:style-name="T3">(24)</text:span><text:span text:style-name="T2"> وَيَوْمَ تَشَّقَّقُ </text:span><text:span text:style-name="T5">۴</text:span><text:span text:style-name="T2">لسَّمَآءُ بِالْغَمَـٰمِ وَنُزّۣلَ </text:span><text:span text:style-name="T5">۰</text:span><text:span text:style-name="T2">لْمَلَئِكَةُ تَنزۣيلٗؐا </text:span><text:span text:style-name="T3">(25)</text:span><text:span text:style-name="T2"> </text:span><text:span text:style-name="T5">۱</text:span><text:span text:style-name="T2">لْمُلْــكُ يَوْمَئِذٖ </text:span><text:span text:style-name="T5">۱</text:span><text:span text:style-name="T2">لْحَقُّ لِلرَّحْمَـٰنِؐ وَكَانَ يَوْماٗ عَلَــي </text:span><text:span text:style-name="T5">۰</text:span><text:span text:style-name="T2">لْكۭـٰفِـرۣينَ عَسِيراًؐ </text:span><text:span text:style-name="T3">(26)</text:span><text:span text:style-name="T2"> وَيَوْمَ يَعَــضُّ </text:span><text:span text:style-name="T5">۴</text:span><text:span text:style-name="T2">لظَّالِمُ عَلَيٰ يَدَيْهِ يَقُولُ يَـٰلَيْتَنِى 'تَّخَذتُّ مَعَ </text:span><text:span text:style-name="T5">۰</text:span><text:span text:style-name="T2">لرَّسُولِ سَبِيلًا </text:span><text:span text:style-name="T3">(27)</text:span><text:span text:style-name="T2"> يَـٰوَيْلَتۭـيٰ لَيْتَنِى لَمَ اَتَّخِذْ فُچَناٗ خَلِيلًا </text:span><text:span text:style-name="T3">(28)</text:span><text:span text:style-name="T2"> لَّقَدَ اَضَلَّنِى عَـنِ </text:span><text:span text:style-name="T5">۱</text:span><text:span text:style-name="T2">لذِّكْرۣ بَعْدَ إِذْ جَآءَنِىؐ وَكَانَ </text:span><text:soft-page-break/><text:span text:style-name="T5">۰</text:span><text:span text:style-name="T2">لشَّيْطَـٰنُ لِلِانسَـٰــنۣ خَذُولًؐا </text:span><text:span text:style-name="T3">(29)</text:span><text:span text:style-name="T2"> وَقَالَ </text:span><text:span text:style-name="T5">۰</text:span><text:span text:style-name="T2">لرَّسُولُ يَـٰرَبِّ إِنَّ قَوْمِــيَ "تَّخَذُواْ هَـٰذَا </text:span><text:span text:style-name="T5">۰</text:span><text:span text:style-name="T2">لْقُرْءَانَ مَهْجُوراًؐ </text:span><text:span text:style-name="T3">(30)</text:span><text:span text:style-name="T2"> وَكَذَ؛لِكَ جَعَلْنَا لِكُلِّ نَبِىٓءٖ عَدُوّاً مِّــنَ </text:span><text:span text:style-name="T5">۰</text:span><text:span text:style-name="T2">ڤْمُجْرۣمِينَؐ وَكَفۭيٰ بِرَبِّــكَ هَادِياً وَنَصِيراًؐ </text:span><text:span text:style-name="T3">(31)</text:span><text:span text:style-name="T2"> وَقَالَ </text:span><text:span text:style-name="T5">۰</text:span><text:span text:style-name="T2">لذِيــنَ كَفَرُواْ لَوْلاَ نُزّۣلَ عَلَيْهِ </text:span><text:span text:style-name="T5">۱</text:span><text:span text:style-name="T2">لْقُرْءَانُ جُمْلَةً وَ؛حِدَةًؐ كَذَ؛لِــكَ لِنُثَبِّــتَ بِهِ” فُؤَادَكَؐ وَرَتَّلْنَـٰهُ تَرْتِيلًؐا </text:span><text:span text:style-name="T3">(32)</text:span><text:span text:style-name="T2"> وَلاَ يَاتُونَــكَ بِمَثَــل۫ اِلاَّ جِيؔنَـٰــكَ بِالْحَقِّ وَأَحْسَنَ تَفْسِيراٗؐ </text:span><text:span text:style-name="T3">(33)</text:span><text:span text:style-name="T2"> </text:span><text:span text:style-name="T5">۱</text:span><text:span text:style-name="T2">لذِينَ يُحْشَرُونَ عَلَيٰ وُجُوهِهِمُ; إِلَــيٰ جَهَنَّمَ ٱُوْلَئِــكَ شَرٌّ مَّكَاناً وَأَضَلُّ سَبِيلًؐا </text:span><text:span text:style-name="T3">(34)</text:span><text:span text:style-name="T2"> ® وَلَقَدَ —اتَيْنَا مُوسَــي </text:span><text:span text:style-name="T5">۰</text:span><text:span text:style-name="T2">لْكِتَـٰــبَ وَجَعَلْنَا مَعَهُ; أَخَاهُ هَـٰرُونَ وَزۣيراًؐ </text:span><text:span text:style-name="T3">(35)</text:span><text:span text:style-name="T2"> فَقُلْنَا "ذْهَبَآ إِلَــي </text:span><text:span text:style-name="T5">۰</text:span><text:span text:style-name="T2">لْقَوْمِ </text:span><text:span text:style-name="T5">۱</text:span><text:span text:style-name="T2">لذِينَ كَذَّبُواْ بِـَٔايَـٰتِنَاؐ فَدَمَّرْنَـٰهُمْ تَدْمِيراًؐ </text:span><text:span text:style-name="T3">(36)</text:span><text:span text:style-name="T2"> وَقَوْمَ نُوحٍ لَّمَّا كَذَّبُواْ </text:span><text:span text:style-name="T5">۴</text:span><text:span text:style-name="T2">لرُّسُــلَ أَغْرَقْنَـٰهُمْ وَجَعَلْنَـٰهُمْ لِلنَّاسسسِ ءَايَةًؐ وَأَعْتَدْنَا لِلظَّـٰلِمِيــنَ عَذَاباٗ اَلِيماًؐ </text:span><text:span text:style-name="T3">(37)</text:span><text:span text:style-name="T2"> وَعَاداً وَثَمُوداً وَأَصْحَـٰــبَ </text:span><text:span text:style-name="T5">۰</text:span><text:span text:style-name="T2">لرَّسِّ وَقُرُوناَۢ بَيْــنَ ذَ؛لِــكَ كَثِيراًؐ </text:span><text:span text:style-name="T3">(38)</text:span><text:span text:style-name="T2"> وَكُلًاّ ضَرَبْنَا لَهُ </text:span><text:span text:style-name="T5">۴</text:span><text:span text:style-name="T2">لاَمْثَـٰلَؐ وَكُلًاّ تَبَّرْنَا تَتْبِيراًؐ </text:span><text:span text:style-name="T3">(39)</text:span><text:span text:style-name="T2"> وَلَقَدَ اَتَوْاْ عَلَــي </text:span><text:span text:style-name="T5">۰</text:span><text:span text:style-name="T2">لْقَرْيَةِ </text:span><text:span text:style-name="T5">۱</text:span><text:span text:style-name="T2">لتِىٓ ٱُمْطِرَتْ مَطَرَ </text:span><text:span text:style-name="T5">۰</text:span><text:span text:style-name="T2">لسَّوْءِؐ اَ۬فَلَمْ يَكُونُواْ يَرَوْنَهَاؐ بَــلْ كَانُواْ لاَ يَرْجُونَ نُشُوراًؐ </text:span><text:span text:style-name="T3">(40)</text:span><text:span text:style-name="T2"> وَإِذَا رَأَوْكككَ إِنْ يَّتَّخِذُونَــكَ إِلاَّ هُزُؤاٗؐ اَهَـٰذَا </text:span><text:span text:style-name="T5">۰ﻟ﮲</text:span><text:span text:style-name="T2"> بَعَــثَ </text:span><text:span text:style-name="T5">۰</text:span><text:span text:style-name="T2">للَّهُ رَسُولٗا </text:span><text:span text:style-name="T3">(41)</text:span><text:span text:style-name="T2"> اِن كَادَ لَيُضِلُّنَا عَنَ —الِهَتِنَا لَوْلآَ أَن صَبَرْنَا عَلَيْهَاؐ وَسَوْفَ يَعْلَمُونَ حِينَ يَرَوْنَ </text:span><text:span text:style-name="T5">۰</text:span><text:span text:style-name="T2">لْعَذَابَ مَــنَ اَضَلُّ سَبِيلٗؐا </text:span><text:span text:style-name="T3">(42)</text:span><text:span text:style-name="T2"> اَرَ×يْتَ مَنِ 'تَّخَذَ إِچَهَهُ„ هَوۭيٰهُ أَفَأَنتَ تَكُونُ عَلَيْهِ وَكِيلٗؐا </text:span><text:span text:style-name="T3">(43)</text:span><text:span text:style-name="T2"> اَمْ تَحْسِبُ أَنَّ أَكْثَرَهُمْ يَسْمَعُونَ أَوْ يَعْقِلُونَؐ إِنْ هُمُ; إِلاَّ كَالاَنْعَـٰمِ بَلْ هُمُ; أَضَلُّ سَبِيلٗؐا </text:span><text:span text:style-name="T3">(44)</text:span><text:span text:style-name="T2"> © اَلَمْ تَرَ إِلَيٰ رَبِّــكَ كَيْفَ مَدَّ </text:span><text:span text:style-name="T5">۰</text:span><text:span text:style-name="T2">لظِّلَّؐ وَلَوْ شَآءَ لَجَعَلَهُ„ سَاكِناًؐ ثُمَّ جَعَلْنَا </text:span><text:soft-page-break/><text:span text:style-name="T5">۰</text:span><text:span text:style-name="T2">لشَّمْــسَ عَلَيْهِ دَلِيلًا </text:span><text:span text:style-name="T3">(45)</text:span><text:span text:style-name="T2"> ثُمَّ قَبَضْنَـٰهُ إِلَيْنَا قَبْضاً يَسِيراًؐ </text:span><text:span text:style-name="T3">(46)</text:span><text:span text:style-name="T2"> وَهُوَ </text:span><text:span text:style-name="T5">۰ﻟ﮲</text:span><text:span text:style-name="T2"> جَعَلَ لَكُمُ </text:span><text:span text:style-name="T5">۴</text:span><text:span text:style-name="T2">ليْـلَ لِبَاساً وَالنَّوْمَ سُبَاتاً وَجَعَــلَ </text:span><text:span text:style-name="T5">۰</text:span><text:span text:style-name="T2">لنَّهَارَ نُشُوراًؐ </text:span><text:span text:style-name="T3">(47)</text:span><text:span text:style-name="T2"> وَهُوَ </text:span><text:span text:style-name="T5">۰</text:span><text:span text:style-name="T2">لـذِىٓ أَرْسَلَ </text:span><text:span text:style-name="T5">۰</text:span><text:span text:style-name="T2">لرّۣيَـٰحَ نُشُراَۢ بَيْـنَ ¢ رَحْمَتِهِؐ” وَأَنزَلْنَا مِنَ </text:span><text:span text:style-name="T5">۰</text:span><text:span text:style-name="T2">لسَّمَآءِ مَآءً طَهُوراً </text:span><text:span text:style-name="T3">(48)</text:span><text:span text:style-name="T2"> ڤِّنُحْيـيِيَ بِهِ” بَلْدَةً مَّيْتاً وَنُسْقِيَهُ„ مِمَّا خَلَقْنَآ أَنْعَـٰماً وَأَنَاسِــيَّ كَثِيراًؐ </text:span><text:span text:style-name="T3">(49)</text:span><text:span text:style-name="T2"> وَلَقَدْ صَرَّفْنَـٰهُ بَيْنَهُمْ لِيَذَّكَّرُواْ فَأَبۭــيٰٓ أَكْثَرُ </text:span><text:span text:style-name="T5">۴</text:span><text:span text:style-name="T2">لنَّاسسسِ إِلاَّ كُفُوراًؐ </text:span><text:span text:style-name="T3">(50)</text:span><text:span text:style-name="T2"> وَلَوْ شِيؔنَا لَبَعَثْنَا فِى كُلِّ قَرْيَةٍ نَّذِيراًؐ </text:span><text:span text:style-name="T3">(51)</text:span><text:span text:style-name="T2"> فَلاَ تُطِعِ </text:span><text:span text:style-name="T5">۱</text:span><text:span text:style-name="T2">لْكۭـٰفِرۣينَؐ وَجَـٰهِدْهُم بِهِ” جِهَاداً كَبِيراًؐ </text:span><text:span text:style-name="T3">(52)</text:span><text:span text:style-name="T2"> وَهُوَ </text:span><text:span text:style-name="T5">۰ﻟ﮲</text:span><text:span text:style-name="T2"> مَرَجَ </text:span><text:span text:style-name="T5">۰</text:span><text:span text:style-name="T2">ڤْبَحْرَيْــنۣ هَـٰذَا عَذْبٌ فُرَاتٌ وَهَـٰذَا مِلْح٘ </text:span><text:span text:style-name="T5">۷</text:span><text:span text:style-name="T2">جَاجٌؐ وَجَعَلَ بَيْنَهُمَا بَرْزَخاً وَحِجْراً مَّحْجُوراًؐ </text:span><text:span text:style-name="T3">(53)</text:span><text:span text:style-name="T2"> وَهُوَ </text:span><text:span text:style-name="T5">۰ﻟ﮲</text:span><text:span text:style-name="T2"> خَلَقَ مِنَ </text:span><text:span text:style-name="T5">۰</text:span><text:span text:style-name="T2">لْمَآءِ بَشَراً فَجَعَلَهُ„ نَسَباً وَصِهْراًؐ وَكَانَ رَبُّكَ قَدِيراًؐ </text:span><text:span text:style-name="T3">(54)</text:span><text:span text:style-name="T2"> وَيَعْبُدُونَ مِن دُونِ </text:span><text:span text:style-name="T5">۱</text:span><text:span text:style-name="T2">للَّهِ مَا لاَ يَنفَعُهُمْ وَلاَ يَضُرُّهُمْؐ وَكَانننَ </text:span><text:span text:style-name="T5">۰</text:span><text:span text:style-name="T2">لْكَافِرُ عَلَيٰ رَبِّهِ” ظَهِيراًؐ </text:span><text:span text:style-name="T3">(55)</text:span><text:span text:style-name="T2"> وَمَآ أَرْسَلْنَـٰــكَ إِلاَّ مُبَشِّراً وَنَذِيراًؐ </text:span><text:span text:style-name="T3">(56)</text:span><text:span text:style-name="T2"> قُــلْ مَآ أَسْـَٔلُكُمْ عَلَيْهِ مِنَ اَجْر۫ اِلاَّ مَــن شَآءَ انْ يَّتَّخِذَ إِلَيٰ رَبِّهِ” سَبِيلًؐا </text:span><text:span text:style-name="T3">(57)</text:span><text:span text:style-name="T2"> وَتَوَكَّــلْ عَلَي </text:span><text:span text:style-name="T5">۰</text:span><text:span text:style-name="T2">لْحَيِّ </text:span><text:span text:style-name="T5">۱ﻟ﮲</text:span><text:span text:style-name="T2"> لاَ يَمُوتُؐ وَسَبِّحْ بِحَمْدِهِؐ” وَكَفۭيٰ بِهِ” بِذُنُوبِ عِبَادِهِ” خَبِيراٗؐ </text:span><text:span text:style-name="T3">(58)</text:span><text:span text:style-name="T2"> </text:span><text:span text:style-name="T5">۱ﻟ﮲</text:span><text:span text:style-name="T2"> خَلَــقَ </text:span><text:span text:style-name="T5">۰</text:span><text:span text:style-name="T2">لسَّمَـٰوَ؛تِ وَالاَرْضَ وَمَا بَيْنَهُمَا فِى سِتَّةِ أَيَّامٍ ثُمَّ "سْتَوۭيٰ عَلَــي </text:span><text:span text:style-name="T5">۰</text:span><text:span text:style-name="T2">لْعَرْشِؐ </text:span><text:span text:style-name="T5">۱</text:span><text:span text:style-name="T2">لرَّحْمَـٰنُؐ فَسْـَٔلْ بِهِ” خَبِيراًؐ </text:span><text:span text:style-name="T3">(59)</text:span><text:span text:style-name="T2"> وَإِذَا قِيــلَ لَهُمُ </text:span><text:span text:style-name="T5">۶</text:span><text:span text:style-name="T2">سْجُدُواْ لِلرَّحْمَـٰــنۣ قَالُواْ وَمَا </text:span><text:span text:style-name="T5">۰</text:span><text:span text:style-name="T2">لرَّحْمَـٰــنُؐ أَنَسْجُدُ لِمَا تَامُرُنَا وَزَادَهُمْ نُفُوراًؐ ¦ </text:span><text:span text:style-name="T3">(60)</text:span><text:span text:style-name="T2"> ® تَبَـٰرَكَ </text:span><text:span text:style-name="T5">۰ﻟ﮲</text:span><text:span text:style-name="T2"> جَعَلَ فِى </text:span><text:span text:style-name="T5">۱</text:span><text:span text:style-name="T2">لسَّمَآءِ بُرُوجاً وَجَعَـلَ فِيهَا سِرَ؛جاً وَقَمَراً مُّنِيراًؐ </text:span><text:span text:style-name="T3">(61)</text:span><text:span text:style-name="T2"> وَهُوَ </text:span><text:span text:style-name="T5">۰ﻟ﮲</text:span><text:span text:style-name="T2"> جَعَلَ </text:span><text:span text:style-name="T5">۰</text:span><text:span text:style-name="T2">ليْلَ وَالنَّهَارَ خِلْفَةً لِّمَنَ اَرَادَ أَنْ يَّذَّكَّرَ أَوَ اَرَادَ شُكُوراًؐ </text:span><text:span text:style-name="T3">(62)</text:span><text:span text:style-name="T2"> وَعِبَادُ </text:span><text:span text:style-name="T5">۴</text:span><text:span text:style-name="T2">لرَّحْمَـٰنِ </text:span><text:soft-page-break/><text:span text:style-name="T5">۱</text:span><text:span text:style-name="T2">لذِينَ يَمْشُونَ عَلَــي </text:span><text:span text:style-name="T5">۰</text:span><text:span text:style-name="T2">لاَرْضِ هَوْناً وَإِذَا خَاطَبَهُمُ </text:span><text:span text:style-name="T5">۴</text:span><text:span text:style-name="T2">لْجَـٰهِلُونَ قَالُواْ سَچَماًؐ </text:span><text:span text:style-name="T3">(63)</text:span><text:span text:style-name="T2"> وَالذِينَ يَبِيتُونَ لِرَبِّهِمْ سُجَّداً وَقِيَـٰماًؐ </text:span><text:span text:style-name="T3">(64)</text:span><text:span text:style-name="T2"> وَالذِينَ يَقُولُونَ رَبَّنَا "صْرۣفْ عَنَّا عَذَابَ جَهَنَّمَ إِنَّ عَذَابَهَا كَانَ غَرَاماٗؐ </text:span><text:span text:style-name="T3">(65)</text:span><text:span text:style-name="T2"> اِنَّهَا سَآءَتْ مُسْتَقَرّاً وَمُقَاماًؐ </text:span><text:span text:style-name="T3">(66)</text:span><text:span text:style-name="T2"> وَالذِينَ إِذَآ أَنفَقُواْ لَمْ يُسْرۣفُواْ وَلَمْ يُقْتِرُواْ وَكَانَ بَيْــنَ ذَ؛لِــكَ قَوَاماًؐ </text:span><text:span text:style-name="T3">(67)</text:span><text:span text:style-name="T2"> وَالذِيــنَ لاَ يَدْعُونَ مَعَ </text:span><text:span text:style-name="T5">۰</text:span><text:span text:style-name="T2">للَّهِ إِچَهاٗ —اخَرَ وَلاَ يَقْتُلُونَ </text:span><text:span text:style-name="T5">۰</text:span><text:span text:style-name="T2">لنَّفْسَ </text:span><text:span text:style-name="T5">۰</text:span><text:span text:style-name="T2">لتِى حَرَّمَ </text:span><text:span text:style-name="T5">۰</text:span><text:span text:style-name="T2">للَّهُ إِلاَّ بِالْحَقِّ وَلاَ يَزْنُونَؐ وَمَنْ يَّفْعَلْ ذَ؛لِكَ يَلْقَ أَثَاماً </text:span><text:span text:style-name="T3">(68)</text:span><text:span text:style-name="T2"> يُضَـٰعَفْ لَهُ </text:span><text:span text:style-name="T5">۴</text:span><text:span text:style-name="T2">لْعَذَابُ يَوْمَ </text:span><text:span text:style-name="T5">۰</text:span><text:span text:style-name="T2">لْقِيَـٰمَةِ وَيَخْلُدْ فِيهِ مُهَاناٗ </text:span><text:span text:style-name="T3">(69)</text:span><text:span text:style-name="T2"> اِلاَّ مَن تَابَ وَءَامَنَ وَعَمِــلَ عَمَلًا صَـٰڤِحاً فَٱُوْلَئِكَ يُبَدِّلُ </text:span><text:span text:style-name="T5">۴</text:span><text:span text:style-name="T2">للَّهُ سَيِّـَٔاتِهِمْ حَسَنَـٰــتٍؐ وَكَانننَ </text:span><text:span text:style-name="T5">۰</text:span><text:span text:style-name="T2">للَّهُ غَفُوراً رَّحِيماًؐ </text:span><text:span text:style-name="T3">(70)</text:span><text:span text:style-name="T2"> وَمَــن تَابَ وَعَمِــلَ صَـٰڤِحاً فَإِنَّهُ„ يَتُوبُ إِلَــي </text:span><text:span text:style-name="T5">۰</text:span><text:span text:style-name="T2">للَّهِ مَتَاباًؐ </text:span><text:span text:style-name="T3">(71)</text:span><text:span text:style-name="T2"> وَالذِينَ لاَ يَشْهَدُونَ </text:span><text:span text:style-name="T5">۰</text:span><text:span text:style-name="T2">لزُّورَ وَإِذَا مَرُّواْ بِاللَّغْوۣ مَرُّواْ كِرَاماًؐ </text:span><text:span text:style-name="T3">(72)</text:span><text:span text:style-name="T2"> وَالذِينَ إِذَا ذُكِّرُواْ بِـَٔايَـٰتِ رَبِّهِمْ لَمْ يَخِرُّواْ عَلَيْهَا صُمّاً وَعُمْيَاناًؐ </text:span><text:span text:style-name="T3">(73)</text:span><text:span text:style-name="T2"> وَالذِينَ يَقُولُونَ رَبَّنَا هَبْ لَنَا مِنَ اَزْوَ؛جِنَا وَذُرّۣيَّـٰتِنَا قُرَّةَ أَعْيُنٍ وَاجْعَلْنَا لِلْمُتَّقِينَ إِمَاماٗؐ </text:span><text:span text:style-name="T3">(74)</text:span><text:span text:style-name="T2"> </text:span><text:span text:style-name="T5">۷</text:span><text:span text:style-name="T2">وْلَئِكَ يُجْزَوْنَ </text:span><text:span text:style-name="T5">۰</text:span><text:span text:style-name="T2">لْغُرْفَةَ بِمَا صَبَرُواْ وَيُلَقَّوْنَ فِيهَا تَحِيَّةً وَسَچَماٗ </text:span><text:span text:style-name="T3">(75)</text:span><text:span text:style-name="T2"> خَـٰلِدِينَ فِيهَاؐ حَسُنَتْ مُسْتَقَرّاً وَمُقَاماًؐ </text:span><text:span text:style-name="T3">(76)</text:span><text:span text:style-name="T2"> قُلْ مَا يَعْبَؤُاْ بِكُمْ رَبِّى لَوْلاَ دُعَآؤُكُمْؐ فَقَدْ كَذَّبْتُمْ فَسَوْفَ يَكُونُ لِزَاماً </text:span><text:span text:style-name="T3">(77)</text:span><text:bookmark-end text:name="__DdeLink__1586_9821236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39:55.211388689</meta:creation-date>
    <dc:date>2025-03-05T10:22:48.491403596</dc:date>
    <meta:editing-duration>PT2M9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5" meta:paragraph-count="2" meta:word-count="982" meta:character-count="5429" meta:non-whitespace-character-count="4449"/>
  </office:meta>
</office:document-meta>
</file>